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Text_20_body" style:list-style-name="L37">
      <style:paragraph-properties fo:line-height="150%"/>
      <style:text-properties style:font-name="Arial" style:font-name-asian="Arial"/>
    </style:style>
    <style:style style:name="P1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5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60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7251748174507262105" text:style-name="L1">
        <text:list-item>
          <text:p text:style-name="P16">REVIEW</text:p>
        </text:list-item>
        <text:list-item>
          <text:p text:style-name="P16">TASK-1 : start</text:p>
          <text:list>
            <text:list-item>
              <text:p text:style-name="P60">T-1.1</text:p>
              <text:list>
                <text:list-item>
                  <text:p text:style-name="P60">eclipst ==&gt; new task</text:p>
                </text:list-item>
                <text:list-item>
                  <text:p text:style-name="P60">DUP : controller : FxAdminController.php </text:p>
                  <text:list>
                    <text:list-item>
                      <text:p text:style-name="P16">==&gt; FxTesterController.php</text:p>
                    </text:list-item>
                  </text:list>
                </text:list-item>
                <text:list-item>
                  <text:p text:style-name="P16">edit</text:p>
                  <text:list>
                    <text:list-item>
                      <text:p text:style-name="P16"><text:span text:style-name="T1">#_ </text:span>class name</text:p>
                    </text:list-item>
                    <text:list-item>
                      <text:p text:style-name="P16"><text:span text:style-name="T1">#_ </text:span>index()</text:p>
                    </text:list-item>
                  </text:list>
                </text:list-item>
                <text:list-item>
                  <text:p text:style-name="P16">TEST : browse ==&gt; should error</text:p>
                  <text:list>
                    <text:list-item>
                      <text:p text:style-name="P16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6">T-1.2 : view</text:p>
              <text:list>
                <text:list-item>
                  <text:p text:style-name="P16">DUP : C:\WORKS_2\WS\Eclipse_Luna\Cake_IFM11\app\View\FxAdmin</text:p>
                  <text:list>
                    <text:list-item>
                      <text:p text:style-name="P16">==&gt; FxTester</text:p>
                    </text:list-item>
                  </text:list>
                </text:list-item>
                <text:list-item>
                  <text:p text:style-name="P16">edit file ==&gt; index.ctp</text:p>
                </text:list-item>
                <text:list-item>
                  <text:p text:style-name="P16">TEST : browse ==&gt; OK</text:p>
                </text:list-item>
              </text:list>
            </text:list-item>
            <text:list-item>
              <text:p text:style-name="P16"><text:soft-page-break/>T-1.3 : view → elements</text:p>
              <text:list>
                <text:list-item>
                  <text:p text:style-name="P16">DUP : fx_admins ==&gt; fx_testers</text:p>
                </text:list-item>
                <text:list-item>
                  <text:p text:style-name="P16">caller</text:p>
                </text:list-item>
                <text:list-item>
                  <text:p text:style-name="P16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586861105098938100" text:style-name="L2">
        <text:list-item>
          <text:p text:style-name="P17">TASK</text:p>
          <text:list>
            <text:list-item>
              <text:p text:style-name="P17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6276990648204631130" text:style-name="L3">
        <text:list-item>
          <text:p text:style-name="P18"/>
        </text:list-item>
      </text:list>
      <text:p text:style-name="P12"><text:line-break/><text:span text:style-name="T2">[/ 20200103_163407]</text:span></text:p>
      <text:p text:style-name="P12"/>
      <text:p text:style-name="P9"/>
      <text:p text:style-name="P4"><text:span text:style-name="T3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2143896590196426410" text:style-name="L4">
        <text:list-item>
          <text:p text:style-name="P19">REVIEW</text:p>
        </text:list-item>
        <text:list-item>
          <text:p text:style-name="P19">TASK-1</text:p>
          <text:list>
            <text:list-item>
              <text:list>
                <text:list-item>
                  <text:p text:style-name="P19">javascript : libfx.js // C:\WORKS_2\WS\Eclipse_Luna\Cake_IFM11\app\webroot\js\</text:p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view ==&gt; add js function</text:p>
                  <text:list>
                    <text:list-item>
                      <text:p text:style-name="P19">index.ctp</text:p>
                      <text:list>
                        <text:list-item>
                          <text:p text:style-name="P19">edit : “_idx_table_tr_Log_File” ==&gt; _idx_table_tr_Tester_1</text:p>
                        </text:list-item>
                      </text:list>
                    </text:list-item>
                    <text:list-item>
                      <text:p text:style-name="P19">element</text:p>
                      <text:list>
                        <text:list-item>
                          <text:p text:style-name="P19"><text:soft-page-break/><text:span text:style-name="T1">#_ </text:span>add string “Tester-1”</text:p>
                        </text:list-item>
                        <text:list-item>
                          <text:p text:style-name="P19"><text:span text:style-name="T1">#_ </text:span>css ==&gt; this td tag, class=”fx-tester_index_td_title”</text:p>
                        </text:list-item>
                        <text:list-item>
                          <text:p text:style-name="P19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19">js file</text:p>
                  <text:list>
                    <text:list-item>
                      <text:p text:style-name="P19">new FUNC : fx_tester_T_1()</text:p>
                      <text:list>
                        <text:list-item>
                          <text:p text:style-name="P19">sig</text:p>
                        </text:list-item>
                        <text:list-item>
                          <text:p text:style-name="P19">labels</text:p>
                        </text:list-item>
                        <text:list-item>
                          <text:p text:style-name="P19">caller</text:p>
                        </text:list-item>
                      </text:list>
                    </text:list-item>
                  </text:list>
                </text:list-item>
                <text:list-item>
                  <text:p text:style-name="P19">TEST ==&gt; OK</text:p>
                </text:list-item>
              </text:list>
            </text:list-item>
          </text:list>
        </text:list-item>
        <text:list-item>
          <text:p text:style-name="P19">TASK-2</text:p>
          <text:list>
            <text:list-item>
              <text:list>
                <text:list-item>
                  <text:p text:style-name="P19">js ==&gt; ajax</text:p>
                </text:list-item>
              </text:list>
            </text:list-item>
            <text:list-item>
              <text:p text:style-name="P19">T-2.1</text:p>
              <text:list>
                <text:list-item>
                  <text:p text:style-name="P19">js</text:p>
                  <text:list>
                    <text:list-item>
                      <text:p text:style-name="P19">C/P</text:p>
                    </text:list-item>
                    <text:list-item>
                      <text:p text:style-name="P19">TEST ==&gt; </text:p>
                      <text:list>
                        <text:list-item>
                          <text:p text:style-name="P19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T-2.2</text:p>
              <text:list>
                <text:list-item>
                  <text:p text:style-name="P19">php</text:p>
                  <text:list>
                    <text:list-item>
                      <text:p text:style-name="P19">new FUNC : fx_tester_T_1()</text:p>
                    </text:list-item>
                    <text:list-item>
                      <text:p text:style-name="P19">TEST ==&gt; <text:span text:style-name="T8">click</text:span></text:p>
                      <text:list>
                        <text:list-item>
                          <text:p text:style-name="P19">“ 500 (Internal Server Error)”</text:p>
                        </text:list-item>
                        <text:list-item>
                          <text:p text:style-name="P19">==&gt; OK</text:p>
                        </text:list-item>
                      </text:list>
                    </text:list-item>
                    <text:list-item>
                      <text:p text:style-name="P19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19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T-2.3 </text:p>
              <text:list>
                <text:list-item>
                  <text:p text:style-name="P19">view : new view</text:p>
                  <text:list>
                    <text:list-item>
                      <text:p text:style-name="P19">fx_tester__t_1.ctp</text:p>
                    </text:list-item>
                    <text:list-item>
                      <text:p text:style-name="P19"><text:soft-page-break/>TEST ==&gt; </text:p>
                      <text:list>
                        <text:list-item>
                          <text:p text:style-name="P19">PROBLEM : result ==&gt; not shown in div tag</text:p>
                          <text:list>
                            <text:list-item>
                              <text:p text:style-name="P19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GIT </text:p>
              <text:list>
                <text:list-item>
                  <text:p text:style-name="P19">==&gt; OK</text:p>
                </text:list-item>
              </text:list>
            </text:list-item>
          </text:list>
        </text:list-item>
        <text:list-item>
          <text:p text:style-name="P19">TASK-3</text:p>
          <text:list>
            <text:list-item>
              <text:list>
                <text:list-item>
                  <text:p text:style-name="P19">new Class : BarData</text:p>
                </text:list-item>
              </text:list>
            </text:list-item>
            <text:list-item>
              <text:p text:style-name="P19">T-3.1</text:p>
              <text:list>
                <text:list-item>
                  <text:p text:style-name="P19">new file : BarData.php</text:p>
                  <text:list>
                    <text:list-item>
                      <text:p text:style-name="P19">new class</text:p>
                    </text:list-item>
                  </text:list>
                </text:list-item>
                <text:list-item>
                  <text:p text:style-name="P19">AppController.php</text:p>
                  <text:list>
                    <text:list-item>
                      <text:p text:style-name="P19">require</text:p>
                    </text:list-item>
                  </text:list>
                </text:list-item>
                <text:list-item>
                  <text:p text:style-name="P19">TEST : load page</text:p>
                  <text:list>
                    <text:list-item>
                      <text:p text:style-name="P19">==&gt; PASSED</text:p>
                    </text:list-item>
                  </text:list>
                </text:list-item>
                <text:list-item>
                  <text:p text:style-name="P19">controller : instance == gen.</text:p>
                  <text:list>
                    <text:list-item>
                      <text:p text:style-name="P19">“$bd = new BarData;”</text:p>
                    </text:list-item>
                    <text:list-item>
                      <text:p text:style-name="P19">TEST : load page</text:p>
                      <text:list>
                        <text:list-item>
                          <text:p text:style-name="P19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GIT</text:p>
            </text:list-item>
            <text:list-item>
              <text:p text:style-name="P19"><text:span text:style-name="T1">#_ </text:span>T-3.2 </text:p>
              <text:list>
                <text:list-item>
                  <text:list>
                    <text:list-item>
                      <text:p text:style-name="P19">more class fields</text:p>
                    </text:list-item>
                  </text:list>
                </text:list-item>
                <text:list-item>
                  <text:p text:style-name="P19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367369620874985130" text:style-name="L5">
        <text:list-item>
          <text:p text:style-name="P20">TASK-1</text:p>
          <text:list>
            <text:list-item>
              <text:p text:style-name="P20">get ==&gt; list of BarDatas</text:p>
              <text:list>
                <text:list-item>
                  <text:p text:style-name="P20">//_20200104_163637:next</text:p>
                </text:list-item>
                <text:list-item>
                  <text:p text:style-name="P20">new FUNC : get_ListOf_BarDatas(...)</text:p>
                </text:list-item>
                <text:list-item>
                  <text:p text:style-name="P20">open file : 44_5.1_10_rawdata.(AUDJPY).(Period-M15).<text:soft-page-break/>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7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7752424" text:continue-numbering="true" text:style-name="L5">
        <text:list-item>
          <text:list>
            <text:list-item>
              <text:p text:style-name="P20"/>
            </text:list-item>
            <text:list-item>
              <text:p text:style-name="P20"/>
            </text:list-item>
          </text:list>
        </text:list-item>
      </text:list>
      <text:p text:style-name="P4">[further]</text:p>
      <text:list xml:id="list437399734384706972" text:style-name="L6">
        <text:list-item>
          <text:p text:style-name="P21"/>
        </text:list-item>
      </text:list>
      <text:p text:style-name="P12"><text:line-break/><text:span text:style-name="T2">[/ 20200104_163421]</text:span></text:p>
      <text:p text:style-name="P12"/>
      <text:p text:style-name="P8"/>
      <text:p text:style-name="P4"><text:span text:style-name="T3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7747407" text:continue-list="list7251748174507262105" text:style-name="L1">
        <text:list-item>
          <text:p text:style-name="P16">REVIEW</text:p>
        </text:list-item>
        <text:list-item>
          <text:p text:style-name="P16">TASK-1</text:p>
          <text:list>
            <text:list-item>
              <text:list>
                <text:list-item>
                  <text:p text:style-name="P16">get ==&gt; list of BarDatas</text:p>
                  <text:list>
                    <text:list-item>
                      <text:p text:style-name="P16">//_20200104_163637:next</text:p>
                    </text:list-item>
                    <text:list-item>
                      <text:p text:style-name="P16">new FUNC : get_ListOf_BarDatas(...)</text:p>
                    </text:list-item>
                    <text:list-item>
                      <text:p text:style-name="P16">open file</text:p>
                    </text:list-item>
                  </text:list>
                </text:list-item>
                <text:list-item>
                  <text:p text:style-name="P55">steps</text:p>
                  <text:list>
                    <text:list-item>
                      <text:p text:style-name="P55">open file</text:p>
                    </text:list-item>
                    <text:list-item>
                      <text:p text:style-name="P55">read lines</text:p>
                    </text:list-item>
                  </text:list>
                </text:list-item>
              </text:list>
            </text:list-item>
            <text:list-item>
              <text:p text:style-name="P16"><text:soft-page-break/>T-1.1</text:p>
              <text:list>
                <text:list-item>
                  <text:p text:style-name="P16">new file : libfx_php</text:p>
                  <text:list>
                    <text:list-item>
                      <text:p text:style-name="P16">DUP : </text:p>
                    </text:list-item>
                    <text:list-item>
                      <text:p text:style-name="P16">require</text:p>
                    </text:list-item>
                  </text:list>
                </text:list-item>
                <text:list-item>
                  <text:p text:style-name="P16">TEST ==&gt; browse </text:p>
                  <text:list>
                    <text:list-item>
                      <text:p text:style-name="P16">==&gt; OK</text:p>
                    </text:list-item>
                  </text:list>
                </text:list-item>
              </text:list>
            </text:list-item>
            <text:list-item>
              <text:p text:style-name="P16">T-1.2</text:p>
              <text:list>
                <text:list-item>
                  <text:list>
                    <text:list-item>
                      <text:p text:style-name="P16">//_20200105_145737:tmp</text:p>
                    </text:list-item>
                    <text:list-item>
                      <text:p text:style-name="P16">new FUNC : get_ListOf_BarDatas(...)</text:p>
                    </text:list-item>
                  </text:list>
                </text:list-item>
                <text:list-item>
                  <text:p text:style-name="P16">sig</text:p>
                </text:list-item>
                <text:list-item>
                  <text:p text:style-name="P16">labels</text:p>
                  <text:list>
                    <text:list-item>
                      <text:p text:style-name="P16"><text:tab/><text:tab/>//_20200105_125406:caller</text:p>
                    </text:list-item>
                    <text:list-item>
                      <text:p text:style-name="P16"><text:tab/><text:tab/>//_20200105_125411:head</text:p>
                    </text:list-item>
                    <text:list-item>
                      <text:p text:style-name="P16"><text:tab/><text:tab/>//_20200105_125417:wl</text:p>
                    </text:list-item>
                  </text:list>
                </text:list-item>
                <text:list-item>
                  <text:p text:style-name="P16">TEST ==&gt; browse</text:p>
                  <text:list>
                    <text:list-item>
                      <text:p text:style-name="P16">==&gt; OK</text:p>
                    </text:list-item>
                  </text:list>
                </text:list-item>
              </text:list>
            </text:list-item>
            <text:list-item>
              <text:p text:style-name="P16">T-1.3 : open file → csv</text:p>
              <text:list>
                <text:list-item>
                  <text:p text:style-name="P16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321377211681831149" text:style-name="L7">
        <text:list-item>
          <text:p text:style-name="P22">TASK</text:p>
          <text:list>
            <text:list-item>
              <text:p text:style-name="P22">conv ==&gt; csv lines to → bardatas</text:p>
              <text:list>
                <text:list-item>
                  <text:p text:style-name="P22">new FUNC : conv_CSV_Lines_To_BarDatas($lo_CSV_Lines, $lenOf_Header_Lines : int) : $lo_BarDatas</text:p>
                </text:list-item>
                <text:list-item>
                  <text:p text:style-name="P22">//_20200105_153133:next</text:p>
                </text:list-item>
              </text:list>
            </text:list-item>
          </text:list>
        </text:list-item>
      </text:list>
      <text:p text:style-name="P4">[further]</text:p>
      <text:list xml:id="list7978940024701344572" text:style-name="L8">
        <text:list-item>
          <text:p text:style-name="P23"/>
        </text:list-item>
      </text:list>
      <text:p text:style-name="P12"><text:line-break/><text:span text:style-name="T2">[/ 20200105_153156]</text:span></text:p>
      <text:p text:style-name="P12"/>
      <text:p text:style-name="P8"><text:soft-page-break/></text:p>
      <text:p text:style-name="P4"><text:span text:style-name="T3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6746457084194857694" text:style-name="L9">
        <text:list-item>
          <text:p text:style-name="P24">REVIEW</text:p>
        </text:list-item>
        <text:list-item>
          <text:p text:style-name="P24">TASK-1 : </text:p>
          <text:list>
            <text:list-item>
              <text:list>
                <text:list-item>
                  <text:p text:style-name="P24">conv ==&gt; csv lines to → bardatas</text:p>
                  <text:list>
                    <text:list-item>
                      <text:p text:style-name="P24">new FUNC : conv_CSV_Lines_To_BarDatas($lo_CSV_Lines, $lenOf_Header_Lines : int) : $lo_BarDatas</text:p>
                    </text:list-item>
                    <text:list-item>
                      <text:p text:style-name="P24">//_20200105_153133:next</text:p>
                    </text:list-item>
                  </text:list>
                </text:list-item>
              </text:list>
            </text:list-item>
            <text:list-item>
              <text:p text:style-name="P24">T-2.1 </text:p>
              <text:list>
                <text:list-item>
                  <text:p text:style-name="P24">CODE : func “conv_CSV_Lines_To_BarDatas”</text:p>
                  <text:list>
                    <text:list-item>
                      <text:p text:style-name="P24">up to ==&gt; price_High</text:p>
                    </text:list-item>
                  </text:list>
                </text:list-item>
                <text:list-item>
                  <text:p text:style-name="P24">TEST</text:p>
                  <text:list>
                    <text:list-item>
                      <text:p text:style-name="P24">==&gt; OK</text:p>
                    </text:list-item>
                  </text:list>
                </text:list-item>
              </text:list>
            </text:list-item>
            <text:list-item>
              <text:p text:style-name="P24">T-2.2</text:p>
              <text:list>
                <text:list-item>
                  <text:p text:style-name="P24">CODE</text:p>
                </text:list-item>
                <text:list-item>
                  <text:p text:style-name="P24">TEST</text:p>
                  <text:list>
                    <text:list-item>
                      <text:p text:style-name="P2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992239644878543616" text:style-name="L10">
        <text:list-item>
          <text:p text:style-name="P25">TASK</text:p>
          <text:list>
            <text:list-item>
              <text:p text:style-name="P25">new file : FxTester.php</text:p>
              <text:list>
                <text:list-item>
                  <text:p text:style-name="P25">==&gt; new func : test_T_1($lo_BarDatas) : ??</text:p>
                </text:list-item>
              </text:list>
            </text:list-item>
            <text:list-item>
              <text:p text:style-name="P25">//_20200105_174937:next</text:p>
            </text:list-item>
          </text:list>
        </text:list-item>
      </text:list>
      <text:p text:style-name="P4">[further]</text:p>
      <text:list xml:id="list4566245025553446737" text:style-name="L11">
        <text:list-item>
          <text:p text:style-name="P26"/>
        </text:list-item>
      </text:list>
      <text:p text:style-name="P12"><text:line-break/><text:soft-page-break/><text:span text:style-name="T2">[/ 20200105_174715]</text:span></text:p>
      <text:p text:style-name="P12"/>
      <text:p text:style-name="P8"/>
      <text:p text:style-name="P4"><text:span text:style-name="T3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5898591806928372072" text:style-name="L12">
        <text:list-item>
          <text:p text:style-name="P27">REVIEW</text:p>
        </text:list-item>
        <text:list-item>
          <text:p text:style-name="P27">TASK-1 </text:p>
          <text:list>
            <text:list-item>
              <text:list>
                <text:list-item>
                  <text:p text:style-name="P27">new file : FxTester.php</text:p>
                  <text:list>
                    <text:list-item>
                      <text:p text:style-name="P27">==&gt; new func : test_T_1($lo_BarDatas) : ??</text:p>
                    </text:list-item>
                  </text:list>
                </text:list-item>
                <text:list-item>
                  <text:p text:style-name="P27">//_20200105_174937:next</text:p>
                </text:list-item>
              </text:list>
            </text:list-item>
            <text:list-item>
              <text:p text:style-name="P27">T-1.1 : “* step : 2<text:tab/> <text:tab/><text:tab/>tester ==&gt; exec”</text:p>
              <text:list>
                <text:list-item>
                  <text:p text:style-name="P27">new FUNC : fx_tester_T_1__Exec($lo_BarDatas); </text:p>
                  <text:list>
                    <text:list-item>
                      <text:p text:style-name="P27">sig</text:p>
                    </text:list-item>
                    <text:list-item>
                      <text:p text:style-name="P27">labels</text:p>
                      <text:list>
                        <text:list-item>
                          <text:p text:style-name="P27"/>
                        </text:list-item>
                      </text:list>
                    </text:list-item>
                    <text:list-item>
                      <text:p text:style-name="P27">caller</text:p>
                    </text:list-item>
                    <text:list-item>
                      <text:p text:style-name="P27">empty lines</text:p>
                    </text:list-item>
                    <text:list-item>
                      <text:p text:style-name="P28">TEST ==&gt; OK</text:p>
                    </text:list-item>
                  </text:list>
                </text:list-item>
              </text:list>
            </text:list-item>
            <text:list-item>
              <text:p text:style-name="P27"><text:span text:style-name="T1">#_ </text:span>T-1.2 : draw ==&gt; flowchart </text:p>
              <text:list>
                <text:list-item>
                  <text:list>
                    <text:list-item>
                      <text:p text:style-name="P27">REF ==&gt; 44#8.43_7</text:p>
                    </text:list-item>
                  </text:list>
                </text:list-item>
              </text:list>
            </text:list-item>
            <text:list-item>
              <text:p text:style-name="P27"><text:span text:style-name="T1">#_ </text:span>SEG-1.1</text:p>
              <text:list>
                <text:list-item>
                  <text:list>
                    <text:list-item>
                      <text:p text:style-name="P27">new FILE : lib_tester.php (utils\fx)</text:p>
                    </text:list-item>
                  </text:list>
                </text:list-item>
              </text:list>
            </text:list-item>
            <text:list-item>
              <text:p text:style-name="P27"><text:span text:style-name="T1">#_ </text:span>SEG-1.2</text:p>
              <text:list>
                <text:list-item>
                  <text:list>
                    <text:list-item>
                      <text:p text:style-name="P27">change name ==&gt; FxEaTestersController</text:p>
                    </text:list-item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1.3 : coding (lib_tester.php (utils\fx))</text:p>
              <text:list>
                <text:list-item>
                  <text:p text:style-name="P27"><text:soft-page-break/>“step : A : 1” ~~</text:p>
                </text:list-item>
                <text:list-item>
                  <text:p text:style-name="P27">~~ “B : 3” ==&gt; OK</text:p>
                </text:list-item>
              </text:list>
            </text:list-item>
            <text:list-item>
              <text:p text:style-name="P27">T-1.4</text:p>
              <text:list>
                <text:list-item>
                  <text:list>
                    <text:list-item>
                      <text:p text:style-name="P27">“j1”</text:p>
                    </text:list-item>
                  </text:list>
                </text:list-item>
                <text:list-item>
                  <text:p text:style-name="P27">==&gt; OK </text:p>
                </text:list-item>
              </text:list>
            </text:list-item>
            <text:list-item>
              <text:p text:style-name="P27"><text:span text:style-name="T1">#_ </text:span>SEG-1.3</text:p>
              <text:list>
                <text:list-item>
                  <text:list>
                    <text:list-item>
                      <text:p text:style-name="P27">“j1 : N” ==&gt; to a func</text:p>
                    </text:list-item>
                  </text:list>
                </text:list-item>
                <text:list-item>
                  <text:p text:style-name="P27">new FUNC : loop_J1_N($lo_BarDatas, $flg_Position)</text:p>
                  <text:list>
                    <text:list-item>
                      <text:p text:style-name="P27">sig</text:p>
                    </text:list-item>
                    <text:list-item>
                      <text:p text:style-name="P27">labels</text:p>
                    </text:list-item>
                    <text:list-item>
                      <text:p text:style-name="P27">caller</text:p>
                    </text:list-item>
                    <text:list-item>
                      <text:p text:style-name="P27">move lines ==&gt; to this func</text:p>
                    </text:list-item>
                    <text:list-item>
                      <text:p text:style-name="P27">TEST ==&gt; </text:p>
                    </text:list-item>
                  </text:list>
                </text:list-item>
              </text:list>
            </text:list-item>
            <text:list-item>
              <text:p text:style-name="P27">T-1.5 : “j1 : N : 1” ~~ </text:p>
              <text:list>
                <text:list-item>
                  <text:p text:style-name="P27">CODE : ~~ “j2 : Y/N : 1”</text:p>
                </text:list-item>
                <text:list-item>
                  <text:p text:style-name="P27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636446997632017478" text:style-name="L13">
        <text:list-item>
          <text:p text:style-name="P29">TASK : “j2 : Y : 2” ~~</text:p>
          <text:list>
            <text:list-item>
              <text:p text:style-name="P29">//_20200106_143611:next</text:p>
            </text:list-item>
          </text:list>
        </text:list-item>
      </text:list>
      <text:p text:style-name="P4">[further]</text:p>
      <text:list xml:id="list4238000742281662922" text:style-name="L14">
        <text:list-item>
          <text:p text:style-name="P30"/>
        </text:list-item>
      </text:list>
      <text:p text:style-name="P12"><text:line-break/><text:span text:style-name="T2">[/ 20200106_144107]</text:span></text:p>
      <text:p text:style-name="P12"/>
      <text:p text:style-name="P8"/>
      <text:p text:style-name="P4"><text:span text:style-name="T3">5</text:span>---------------------------------------------------------------------------</text:p>
      <text:p text:style-name="P10">res free# JVEMV6 44#10.2_6 / 44. currency / 10. prog-php / 2. tester / <text:s/>20200106_171753</text:p>
      <text:p text:style-name="P10"><text:soft-page-break/></text:p>
      <text:p text:style-name="P4">[do] <text:span text:style-name="T1">#_ </text:span></text:p>
      <text:list xml:id="list3000666133478352803" text:style-name="L15">
        <text:list-item>
          <text:p text:style-name="P31">REVIEW </text:p>
        </text:list-item>
        <text:list-item>
          <text:p text:style-name="P31">TASK-1 : “j2 : Y : 2” ~~</text:p>
          <text:list>
            <text:list-item>
              <text:list>
                <text:list-item>
                  <text:p text:style-name="P31">//_20200106_143611:next</text:p>
                </text:list-item>
              </text:list>
            </text:list-item>
            <text:list-item>
              <text:p text:style-name="P31">T-1.1 : new FILE → Pos.php</text:p>
              <text:list>
                <text:list-item>
                  <text:p text:style-name="P31">DUP : BarData.php</text:p>
                </text:list-item>
                <text:list-item>
                  <text:p text:style-name="P31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1">dummy line : → use Pos</text:p>
                </text:list-item>
                <text:list-item>
                  <text:p text:style-name="P31">TEST ==&gt; OK</text:p>
                </text:list-item>
              </text:list>
            </text:list-item>
            <text:list-item>
              <text:p text:style-name="P31">T-1.2 : “j2 : Y : 2”</text:p>
              <text:list>
                <text:list-item>
                  <text:p text:style-name="P31">~~ “j2 : Y : 3”</text:p>
                </text:list-item>
                <text:list-item>
                  <text:p text:style-name="P31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070107474736588495" text:style-name="L16">
        <text:list-item>
          <text:p text:style-name="P32">TASK : “j2 : Y : 4” ~~</text:p>
          <text:list>
            <text:list-item>
              <text:p text:style-name="P32">//_20200106_175914:next</text:p>
            </text:list-item>
          </text:list>
        </text:list-item>
      </text:list>
      <text:p text:style-name="P4">[further]</text:p>
      <text:list xml:id="list7829414604219392831" text:style-name="L17">
        <text:list-item>
          <text:p text:style-name="P33"/>
        </text:list-item>
      </text:list>
      <text:p text:style-name="P12"><text:line-break/><text:span text:style-name="T2">[/ XXX]</text:span></text:p>
      <text:p text:style-name="P8"/>
      <text:p text:style-name="P4"><text:span text:style-name="T3">6</text:span>---------------------------------------------------------------------------</text:p>
      <text:p text:style-name="P10">res free# JVEMV6 44#10.2_7 / 44. currency / 10. prog-php / 2. tester / <text:s/>XXXX</text:p>
      <text:p text:style-name="P10"/>
      <text:p text:style-name="P4">[do] <text:span text:style-name="T1">#_ </text:span></text:p>
      <text:list xml:id="list8689034943469491835" text:style-name="L18">
        <text:list-item>
          <text:p text:style-name="P34">REVIEW</text:p>
        </text:list-item>
        <text:list-item>
          <text:p text:style-name="P34"><text:soft-page-break/>TASK-1 : “j2 : Y : 4” ~~</text:p>
          <text:list>
            <text:list-item>
              <text:list>
                <text:list-item>
                  <text:p text:style-name="P34">//_20200106_175914:next</text:p>
                </text:list-item>
              </text:list>
            </text:list-item>
            <text:list-item>
              <text:p text:style-name="P34">T-1.1 </text:p>
              <text:list>
                <text:list-item>
                  <text:p text:style-name="P34">pos → init</text:p>
                  <text:list>
                    <text:list-item>
                      <text:p text:style-name="P34">new FUNC : init_Pos();</text:p>
                    </text:list-item>
                  </text:list>
                </text:list-item>
                <text:list-item>
                  <text:p text:style-name="P34">TEST</text:p>
                  <text:list>
                    <text:list-item>
                      <text:p text:style-name="P34">==&gt; OK</text:p>
                    </text:list-item>
                  </text:list>
                </text:list-item>
              </text:list>
            </text:list-item>
            <text:list-item>
              <text:p text:style-name="P34">SEG-1</text:p>
              <text:list>
                <text:list-item>
                  <text:list>
                    <text:list-item>
                      <text:p text:style-name="P34">for-loop ==&gt; add param → $lo_Vals ==&gt; val_TP, a.o.</text:p>
                    </text:list-item>
                  </text:list>
                </text:list-item>
                <text:list-item>
                  <text:p text:style-name="P34">S-1.1</text:p>
                  <text:list>
                    <text:list-item>
                      <text:p text:style-name="P34">==&gt; OK</text:p>
                    </text:list-item>
                  </text:list>
                </text:list-item>
              </text:list>
            </text:list-item>
            <text:list-item>
              <text:p text:style-name="P34">T-1.2 : “step : B : j2 : Y : 4.2 set ==&gt; new vals”</text:p>
              <text:list>
                <text:list-item>
                  <text:p text:style-name="P34">new FUNC : j2_Y_4_2()</text:p>
                  <text:list>
                    <text:list-item>
                      <text:p text:style-name="P34">//_20200107_152525:caller</text:p>
                    </text:list-item>
                    <text:list-item>
                      <text:p text:style-name="P34"/>
                    </text:list-item>
                  </text:list>
                </text:list-item>
                <text:list-item>
                  <text:p text:style-name="P34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912716684681992449" text:style-name="L19">
        <text:list-item>
          <text:p text:style-name="P35">TASK : “j2 : Y : 5”</text:p>
          <text:list>
            <text:list-item>
              <text:p text:style-name="P35">//_20200107_153029:next</text:p>
            </text:list-item>
          </text:list>
        </text:list-item>
      </text:list>
      <text:p text:style-name="P4">[further]</text:p>
      <text:list xml:id="list6996622379780895732" text:style-name="L20">
        <text:list-item>
          <text:p text:style-name="P36"/>
        </text:list-item>
      </text:list>
      <text:p text:style-name="P12"><text:line-break/><text:span text:style-name="T2">[/ 20200107_153311]</text:span></text:p>
      <text:p text:style-name="P12"/>
      <text:p text:style-name="P8"/>
      <text:p text:style-name="P4">---------------------------------------------------------------------------</text:p>
      <text:p text:style-name="P10">res free# JVEMV6 44#10.2_8 / 44. currency / 10. prog-php / 2. tester / <text:s/>20200109_174248</text:p>
      <text:p text:style-name="P10"><text:soft-page-break/></text:p>
      <text:p text:style-name="P4">[do] <text:span text:style-name="T1">#_ </text:span></text:p>
      <text:list xml:id="list37751574" text:continue-list="list37747407" text:style-name="L1">
        <text:list-item>
          <text:p text:style-name="P16">REVIEW</text:p>
        </text:list-item>
        <text:list-item>
          <text:p text:style-name="P16">TASK-1 : “j2 : Y : 5”</text:p>
          <text:list>
            <text:list-item>
              <text:list>
                <text:list-item>
                  <text:p text:style-name="P16">//_20200107_153029:next</text:p>
                </text:list-item>
              </text:list>
            </text:list-item>
            <text:list-item>
              <text:p text:style-name="P16">T-1.1</text:p>
              <text:list>
                <text:list-item>
                  <text:p text:style-name="P16">new FUNC : get_Bar_Type($pos, $bd)q</text:p>
                  <text:list>
                    <text:list-item>
                      <text:p text:style-name="P16">sig</text:p>
                    </text:list-item>
                    <text:list-item>
                      <text:p text:style-name="P16">labels</text:p>
                    </text:list-item>
                    <text:list-item>
                      <text:p text:style-name="P16">caller</text:p>
                    </text:list-item>
                    <text:list-item>
                      <text:p text:style-name="P16">dummy line</text:p>
                    </text:list-item>
                    <text:list-item>
                      <text:p text:style-name="P16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331411416300559747" text:style-name="L21">
        <text:list-item>
          <text:p text:style-name="P37">TASK</text:p>
          <text:list>
            <text:list-item>
              <text:p text:style-name="P37">func : get_Bar_Type</text:p>
              <text:list>
                <text:list-item>
                  <text:p text:style-name="P37">new FUNC : get_Bar_Type__BUY(...)</text:p>
                </text:list-item>
                <text:list-item>
                  <text:p text:style-name="P37">//_20200109_181021:next</text:p>
                </text:list-item>
              </text:list>
            </text:list-item>
          </text:list>
        </text:list-item>
      </text:list>
      <text:p text:style-name="P4">[further]</text:p>
      <text:list xml:id="list8705799188313023680" text:style-name="L22">
        <text:list-item>
          <text:p text:style-name="P38"/>
        </text:list-item>
      </text:list>
      <text:p text:style-name="P12"><text:line-break/><text:span text:style-name="T2">[/ 20200109_181032]</text:span></text:p>
      <text:p text:style-name="P12"/>
      <text:p text:style-name="P8"/>
      <text:p text:style-name="P4"><text:span text:style-name="T3">8</text:span>---------------------------------------------------------------------------</text:p>
      <text:p text:style-name="P10">res free# JVEMV6 44#10.2_9 / 44. currency / 10. prog-php / 2. tester / <text:s/>20200112_125240</text:p>
      <text:p text:style-name="P10"/>
      <text:p text:style-name="P4">[do] <text:span text:style-name="T1">#_ </text:span></text:p>
      <text:list xml:id="list2330064256484631903" text:style-name="L23">
        <text:list-item>
          <text:p text:style-name="P39"><text:soft-page-break/>REVIEW</text:p>
        </text:list-item>
        <text:list-item>
          <text:p text:style-name="P39">TASK-1</text:p>
          <text:list>
            <text:list-item>
              <text:list>
                <text:list-item>
                  <text:p text:style-name="P39">func : get_Bar_Type</text:p>
                  <text:list>
                    <text:list-item>
                      <text:p text:style-name="P39">new FUNC : get_Bar_Type__BUY(...)</text:p>
                    </text:list-item>
                    <text:list-item>
                      <text:p text:style-name="P39">//_20200109_181021:next</text:p>
                    </text:list-item>
                  </text:list>
                </text:list-item>
              </text:list>
            </text:list-item>
            <text:list-item>
              <text:p text:style-name="P39">T-1.1</text:p>
              <text:list>
                <text:list-item>
                  <text:p text:style-name="P39">new FUNC : get_Bar_Type__BUY(...)</text:p>
                  <text:list>
                    <text:list-item>
                      <text:p text:style-name="P39">~~ “step : 1”</text:p>
                    </text:list-item>
                    <text:list-item>
                      <text:p text:style-name="P39">sig</text:p>
                    </text:list-item>
                    <text:list-item>
                      <text:p text:style-name="P39">labels</text:p>
                      <text:list>
                        <text:list-item>
                          <text:p text:style-name="P39"><text:tab/><text:tab/>//_20200112_133506:caller</text:p>
                        </text:list-item>
                        <text:list-item>
                          <text:p text:style-name="P39"><text:tab/><text:tab/>//_20200112_133510:head</text:p>
                        </text:list-item>
                        <text:list-item>
                          <text:p text:style-name="P39"><text:tab/><text:tab/>//_20200112_133513:wl</text:p>
                        </text:list-item>
                      </text:list>
                    </text:list-item>
                    <text:list-item>
                      <text:p text:style-name="P39">caller</text:p>
                      <text:list>
                        <text:list-item>
                          <text:p text:style-name="P39"/>
                        </text:list-item>
                      </text:list>
                    </text:list-item>
                    <text:list-item>
                      <text:p text:style-name="P39">dummy</text:p>
                    </text:list-item>
                    <text:list-item>
                      <text:p text:style-name="P39">TEST =&gt; OK</text:p>
                    </text:list-item>
                  </text:list>
                </text:list-item>
              </text:list>
            </text:list-item>
            <text:list-item>
              <text:p text:style-name="P39">T-1.2 : “j1 : Y/N : 1”</text:p>
              <text:list>
                <text:list-item>
                  <text:p text:style-name="P39">CODE</text:p>
                  <text:list>
                    <text:list-item>
                      <text:p text:style-name="P39">//_20200112_135454:tmp</text:p>
                    </text:list-item>
                    <text:list-item>
                      <text:p text:style-name="P39">show log; show diff</text:p>
                    </text:list-item>
                  </text:list>
                </text:list-item>
                <text:list-item>
                  <text:p text:style-name="P39">TEST ==&gt; OK</text:p>
                </text:list-item>
              </text:list>
            </text:list-item>
            <text:list-item>
              <text:p text:style-name="P39">T-1.3 : “j1 : N : 2”</text:p>
              <text:list>
                <text:list-item>
                  <text:p text:style-name="P39">CODE</text:p>
                </text:list-item>
                <text:list-item>
                  <text:p text:style-name="P39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039406724377685251" text:style-name="L24">
        <text:list-item>
          <text:p text:style-name="P40">TASK</text:p>
          <text:list>
            <text:list-item>
              <text:p text:style-name="P40">“j2 : N : 2” ~~</text:p>
              <text:list>
                <text:list-item>
                  <text:p text:style-name="P40">flowcharting</text:p>
                </text:list-item>
                <text:list-item>
                  <text:p text:style-name="P40"><text:soft-page-break/>memo=2020-01-12</text:p>
                </text:list-item>
                <text:list-item>
                  <text:p text:style-name="P40">//_20200112_142119:next</text:p>
                </text:list-item>
              </text:list>
            </text:list-item>
          </text:list>
        </text:list-item>
      </text:list>
      <text:p text:style-name="P4">[further]</text:p>
      <text:list xml:id="list1400058252444743077" text:style-name="L25">
        <text:list-item>
          <text:p text:style-name="P41"/>
        </text:list-item>
      </text:list>
      <text:p text:style-name="P12"><text:line-break/><text:span text:style-name="T2">[/ 20200112_141641]</text:span></text:p>
      <text:p text:style-name="P12"/>
      <text:p text:style-name="P8"/>
      <text:p text:style-name="P4"><text:span text:style-name="T3">9</text:span>---------------------------------------------------------------------------</text:p>
      <text:p text:style-name="P10">res free# JVEMV6 44#10.2_10 / 44. currency / 10. prog-php / 2. tester / <text:s/>XXXX</text:p>
      <text:p text:style-name="P10"/>
      <text:p text:style-name="P4">[do] <text:span text:style-name="T1">#_ </text:span></text:p>
      <text:list xml:id="list6526809901692556991" text:style-name="L26">
        <text:list-item>
          <text:p text:style-name="P42">REVIEW</text:p>
        </text:list-item>
        <text:list-item>
          <text:p text:style-name="P42">SEG-1 : “j2 : Y : 4” ==&gt; add more params</text:p>
          <text:list>
            <text:list-item>
              <text:p text:style-name="P42">S-1.1</text:p>
              <text:list>
                <text:list-item>
                  <text:p text:style-name="P42">TREE</text:p>
                  <text:list>
                    <text:list-item>
                      <text:p text:style-name="P42">LibEaTester::fx_tester_T_1__Exec</text:p>
                      <text:list>
                        <text:list-item>
                          <text:p text:style-name="P42">LibEaTester::loop_J1_N</text:p>
                          <text:list>
                            <text:list-item>
                              <text:p text:style-name="P42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2">TEST ==&gt; OK</text:p>
            </text:list-item>
          </text:list>
        </text:list-item>
        <text:list-item>
          <text:p text:style-name="P42">SEG-2 : new FUNC : “show_Basic_Pos_Data($pos, __FILE__, __LINE__)”</text:p>
          <text:list>
            <text:list-item>
              <text:p text:style-name="P42">func</text:p>
              <text:list>
                <text:list-item>
                  <text:p text:style-name="P42">//_20200112_173733:tmp</text:p>
                </text:list-item>
                <text:list-item>
                  <text:p text:style-name="P42">sig</text:p>
                </text:list-item>
                <text:list-item>
                  <text:p text:style-name="P42">labels</text:p>
                  <text:list>
                    <text:list-item>
                      <text:p text:style-name="P42">//_20200112_173841:caller</text:p>
                    </text:list-item>
                    <text:list-item>
                      <text:p text:style-name="P42">//_20200112_173843:head</text:p>
                    </text:list-item>
                    <text:list-item>
                      <text:p text:style-name="P42">//_20200112_173846:wl</text:p>
                    </text:list-item>
                  </text:list>
                </text:list-item>
                <text:list-item>
                  <text:p text:style-name="P42"><text:soft-page-break/>caller</text:p>
                </text:list-item>
                <text:list-item>
                  <text:p text:style-name="P42">TEST ==&gt; OK</text:p>
                </text:list-item>
              </text:list>
            </text:list-item>
          </text:list>
        </text:list-item>
        <text:list-item>
          <text:p text:style-name="P42">TASK-1 : </text:p>
        </text:list-item>
      </text:list>
      <text:list xml:id="list37752812" text:continue-list="list37751574" text:style-name="L1">
        <text:list-item>
          <text:list>
            <text:list-item>
              <text:list>
                <text:list-item>
                  <text:p text:style-name="P16">“j2 : N : 2” ~~</text:p>
                  <text:list>
                    <text:list-item>
                      <text:p text:style-name="P16">flowcharting</text:p>
                    </text:list-item>
                    <text:list-item>
                      <text:p text:style-name="P16">memo=2020-01-12</text:p>
                    </text:list-item>
                    <text:list-item>
                      <text:p text:style-name="P16">//_20200112_142119:next</text:p>
                    </text:list-item>
                  </text:list>
                </text:list-item>
              </text:list>
            </text:list-item>
            <text:list-item>
              <text:p text:style-name="P16">T-1.1</text:p>
              <text:list>
                <text:list-item>
                  <text:p text:style-name="P16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1472425567261052616" text:style-name="L27">
        <text:list-item>
          <text:p text:style-name="P43">TASK : this ==&gt; TASK-1</text:p>
        </text:list-item>
      </text:list>
      <text:p text:style-name="P4">[further]</text:p>
      <text:list xml:id="list5217624584112240460" text:style-name="L28">
        <text:list-item>
          <text:p text:style-name="P44"/>
        </text:list-item>
      </text:list>
      <text:p text:style-name="P12"><text:line-break/><text:span text:style-name="T2">[/ 20200112_174515]</text:span></text:p>
      <text:p text:style-name="P12"/>
      <text:p text:style-name="P8"/>
      <text:p text:style-name="P4"><text:span text:style-name="T3">10</text:span>---------------------------------------------------------------------------</text:p>
      <text:p text:style-name="P10">res free# JVEMV6 44#10.2_11 / 44. currency / 10. prog-php / 2. tester / <text:s/>20200113_120438</text:p>
      <text:p text:style-name="P10"/>
      <text:p text:style-name="P4">[do] <text:span text:style-name="T1">#_ </text:span></text:p>
      <text:list xml:id="list8557584189871202411" text:style-name="L29">
        <text:list-item>
          <text:p text:style-name="P45">REVIEW</text:p>
        </text:list-item>
        <text:list-item>
          <text:p text:style-name="P45">TASK-1</text:p>
          <text:list>
            <text:list-item>
              <text:list>
                <text:list-item>
                  <text:p text:style-name="P45">“j2 : N : 2” ~~</text:p>
                  <text:list>
                    <text:list-item>
                      <text:p text:style-name="P45">flowcharting</text:p>
                    </text:list-item>
                    <text:list-item>
                      <text:p text:style-name="P45">memo=2020-01-12</text:p>
                    </text:list-item>
                    <text:list-item>
                      <text:p text:style-name="P45">//_20200112_142119:next</text:p>
                    </text:list-item>
                  </text:list>
                </text:list-item>
              </text:list>
            </text:list-item>
            <text:list-item>
              <text:p text:style-name="P45"><text:soft-page-break/>T-1.1</text:p>
              <text:list>
                <text:list-item>
                  <text:p text:style-name="P45">“j2 : N : 2” </text:p>
                </text:list-item>
                <text:list-item>
                  <text:p text:style-name="P45">TEST ==&gt; OK</text:p>
                </text:list-item>
              </text:list>
            </text:list-item>
          </text:list>
        </text:list-item>
        <text:list-item>
          <text:p text:style-name="P45">TASK-2 : “j3 : N : 2” ~~</text:p>
          <text:list>
            <text:list-item>
              <text:p text:style-name="P45">T-2.1</text:p>
              <text:list>
                <text:list-item>
                  <text:p text:style-name="P45">“j3 : N : 2”</text:p>
                </text:list-item>
                <text:list-item>
                  <text:p text:style-name="P45">“j4”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T-2.2 : add “$strOf_Bar_Type”</text:p>
              <text:list>
                <text:list-item>
                  <text:p text:style-name="P45">“j4”</text:p>
                </text:list-item>
                <text:list-item>
                  <text:p text:style-name="P45">TEST ==&gt; OK</text:p>
                </text:list-item>
              </text:list>
            </text:list-item>
          </text:list>
        </text:list-item>
      </text:list>
      <text:p text:style-name="P4">[next]</text:p>
      <text:list xml:id="list2478510998890053274" text:style-name="L30">
        <text:list-item>
          <text:p text:style-name="P46">TASK</text:p>
          <text:list>
            <text:list-item>
              <text:p text:style-name="P46">func “tester” : “j5” ~~</text:p>
            </text:list-item>
            <text:list-item>
              <text:p text:style-name="P46">func “get_Bar_Type($pos, $bd, $typeOf_Position)”</text:p>
              <text:list>
                <text:list-item>
                  <text:p text:style-name="P46">==&gt; add code : return</text:p>
                </text:list-item>
                <text:list-item>
                  <text:p text:style-name="P46">//_20200113_124813:next</text:p>
                </text:list-item>
              </text:list>
            </text:list-item>
          </text:list>
        </text:list-item>
      </text:list>
      <text:p text:style-name="P4">[further]</text:p>
      <text:list xml:id="list2704560955417632630" text:style-name="L31">
        <text:list-item>
          <text:p text:style-name="P47"/>
        </text:list-item>
      </text:list>
      <text:p text:style-name="P12"><text:line-break/><text:span text:style-name="T2">[/ 20200113_124826]</text:span></text:p>
      <text:p text:style-name="P12"/>
      <text:p text:style-name="P8"/>
      <text:p text:style-name="P4">---------------------------------------------------------------------------</text:p>
      <text:p text:style-name="P10">res free# JVEMV6 44#10.2_12 / 44. currency / 10. prog-php / 2. tester / <text:s/>20200113_173458</text:p>
      <text:p text:style-name="P10"/>
      <text:p text:style-name="P4">[do] <text:span text:style-name="T1">#_ </text:span></text:p>
      <text:list xml:id="list282223398972004518" text:style-name="L38">
        <text:list-item>
          <text:p text:style-name="P52">REVIEW</text:p>
        </text:list-item>
        <text:list-item>
          <text:p text:style-name="P52"><text:soft-page-break/>TASK-1</text:p>
          <text:list>
            <text:list-item>
              <text:list>
                <text:list-item>
                  <text:p text:style-name="P52">func “tester” : “j5” ~~</text:p>
                </text:list-item>
                <text:list-item>
                  <text:p text:style-name="P52">func “get_Bar_Type($pos, $bd, $typeOf_Position)”</text:p>
                  <text:list>
                    <text:list-item>
                      <text:p text:style-name="P52">==&gt; add code : return</text:p>
                    </text:list-item>
                    <text:list-item>
                      <text:p text:style-name="P52">//_20200113_124813:next</text:p>
                    </text:list-item>
                  </text:list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CODE</text:p>
                </text:list-item>
                <text:list-item>
                  <text:p text:style-name="P52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960443750412816299" text:style-name="L32">
        <text:list-item>
          <text:p text:style-name="P48">TASK</text:p>
          <text:list>
            <text:list-item>
              <text:p text:style-name="P48">func “LibEaTester::loop_J1_N”</text:p>
              <text:list>
                <text:list-item>
                  <text:p text:style-name="P48">“j2 : N : 2” ~~</text:p>
                </text:list-item>
                <text:list-item>
                  <text:p text:style-name="P48">//_20200113_175050:next</text:p>
                </text:list-item>
              </text:list>
            </text:list-item>
          </text:list>
        </text:list-item>
      </text:list>
      <text:p text:style-name="P4">[further]</text:p>
      <text:list xml:id="list4596542300401663837" text:style-name="L33">
        <text:list-item>
          <text:p text:style-name="P49"/>
        </text:list-item>
      </text:list>
      <text:p text:style-name="P12"><text:line-break/><text:span text:style-name="T2">[/ 20200113_175104]</text:span></text:p>
      <text:p text:style-name="P12"/>
      <text:p text:style-name="P8">@@@</text:p>
      <text:p text:style-name="P4"><text:span text:style-name="T3">12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7748466" text:continue-list="list37752812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4"/>
      <text:p text:style-name="P4">[next]</text:p>
      <text:list xml:id="list7176178850636784746" text:style-name="L39">
        <text:list-item>
          <text:p text:style-name="P53">TASK</text:p>
        </text:list-item>
      </text:list>
      <text:p text:style-name="P4"><text:soft-page-break/>[further]</text:p>
      <text:list xml:id="list1327149959810548950" text:style-name="L40">
        <text:list-item>
          <text:p text:style-name="P54"/>
        </text:list-item>
      </text:list>
      <text:p text:style-name="P12"><text:line-break/><text:span text:style-name="T2">[/ XXX]</text:span></text:p>
      <text:p text:style-name="P12"/>
      <text:p text:style-name="P5"/>
      <text:p text:style-name="P5"/>
      <text:p text:style-name="P3">------------------------------------------------ [TEMPLATE] 20191224_144528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7723883" text:continue-list="list37748466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4"/>
      <text:p text:style-name="P4">[next]</text:p>
      <text:list xml:id="list2686588197888606795" text:style-name="L34">
        <text:list-item>
          <text:p text:style-name="P50">TASK</text:p>
        </text:list-item>
      </text:list>
      <text:p text:style-name="P4">[further]</text:p>
      <text:list xml:id="list2219163084210952042" text:style-name="L35">
        <text:list-item>
          <text:p text:style-name="P51"/>
        </text:list-item>
      </text:list>
      <text:p text:style-name="P12"><text:line-break/><text:span text:style-name="T2">[/ XXX]</text:span></text:p>
      <text:p text:style-name="P12"/>
      <text:p text:style-name="P12"/>
      <text:p text:style-name="P12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1813183723850642772" text:style-name="L36">
        <text:list-item>
          <text:p text:style-name="P56"/>
        </text:list-item>
      </text:list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750709" text:continue-numbering="true" text:style-name="L36">
        <text:list-item>
          <text:p text:style-name="P56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1578129103906399220" text:style-name="L37">
        <text:list-item>
          <text:p text:style-name="P13">git</text:p>
          <text:list>
            <text:list-item>
              <text:p text:style-name="P13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749816" text:continue-numbering="true" text:style-name="L37">
        <text:list-item>
          <text:list>
            <text:list-item>
              <text:p text:style-name="P1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1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1"/>
          </table:table-cell>
        </table:table-row>
      </table:table>
      <text:list xml:id="list37746491" text:continue-numbering="true" text:style-name="L37">
        <text:list-item>
          <text:p text:style-name="P13">move “<text:span text:style-name="T4">@@@</text:span>”</text:p>
        </text:list-item>
        <text:list-item>
          <text:p text:style-name="P57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13T17:52:27.77</dc:date>
    <dc:creator>iwabuchi ken</dc:creator>
    <meta:editing-duration>P1DT12M17S</meta:editing-duration>
    <meta:editing-cycles>80</meta:editing-cycles>
    <meta:generator>OpenOffice/4.1.3$Win32 OpenOffice.org_project/413m1$Build-9783</meta:generator>
    <meta:document-statistic meta:table-count="5" meta:image-count="0" meta:object-count="0" meta:page-count="19" meta:paragraph-count="418" meta:word-count="1611" meta:character-count="10488"/>
  </office:meta>
</office:document-meta>
</file>